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 Light" svg:font-family="'Poppins Light'" style:font-pitch="variable"/>
  </office:font-face-decls>
  <office:automatic-styles>
    <style:style style:name="P1" style:family="paragraph" style:parent-style-name="Horizontal_20_Line">
      <style:text-properties style:font-name="Poppins Light"/>
    </style:style>
    <style:style style:name="P2" style:family="paragraph" style:parent-style-name="Heading_20_2">
      <style:text-properties style:font-name="Poppins Light"/>
    </style:style>
    <style:style style:name="P3" style:family="paragraph" style:parent-style-name="Heading_20_3">
      <style:text-properties style:font-name="Poppins Light"/>
    </style:style>
    <style:style style:name="P4" style:family="paragraph" style:parent-style-name="Heading_20_4">
      <style:text-properties style:font-name="Poppins Light"/>
    </style:style>
    <style:style style:name="P5" style:family="paragraph" style:parent-style-name="Standard">
      <style:text-properties style:font-name="Poppins Light"/>
    </style:style>
    <style:style style:name="P6" style:family="paragraph" style:parent-style-name="Text_20_body" style:list-style-name="L4"/>
    <style:style style:name="P7" style:family="paragraph" style:parent-style-name="Text_20_body" style:list-style-name="L8"/>
    <style:style style:name="P8" style:family="paragraph" style:parent-style-name="Text_20_body" style:list-style-name="L11"/>
    <style:style style:name="P9" style:family="paragraph" style:parent-style-name="Text_20_body" style:list-style-name="L13"/>
    <style:style style:name="P10" style:family="paragraph" style:parent-style-name="Text_20_body">
      <style:text-properties style:font-name="Poppins Light"/>
    </style:style>
    <style:style style:name="P11" style:family="paragraph" style:parent-style-name="Text_20_body" style:list-style-name="L1">
      <style:text-properties style:font-name="Poppins Light"/>
    </style:style>
    <style:style style:name="P12" style:family="paragraph" style:parent-style-name="Text_20_body" style:list-style-name="L2">
      <style:text-properties style:font-name="Poppins Light"/>
    </style:style>
    <style:style style:name="P13" style:family="paragraph" style:parent-style-name="Text_20_body" style:list-style-name="L3">
      <style:text-properties style:font-name="Poppins Light"/>
    </style:style>
    <style:style style:name="P14" style:family="paragraph" style:parent-style-name="Text_20_body" style:list-style-name="L4">
      <style:text-properties style:font-name="Poppins Light"/>
    </style:style>
    <style:style style:name="P15" style:family="paragraph" style:parent-style-name="Text_20_body" style:list-style-name="L5">
      <style:text-properties style:font-name="Poppins Light"/>
    </style:style>
    <style:style style:name="P16" style:family="paragraph" style:parent-style-name="Text_20_body" style:list-style-name="L6">
      <style:text-properties style:font-name="Poppins Light"/>
    </style:style>
    <style:style style:name="P17" style:family="paragraph" style:parent-style-name="Text_20_body" style:list-style-name="L7">
      <style:text-properties style:font-name="Poppins Light"/>
    </style:style>
    <style:style style:name="P18" style:family="paragraph" style:parent-style-name="Text_20_body" style:list-style-name="L8">
      <style:text-properties style:font-name="Poppins Light"/>
    </style:style>
    <style:style style:name="P19" style:family="paragraph" style:parent-style-name="Text_20_body" style:list-style-name="L9">
      <style:text-properties style:font-name="Poppins Light"/>
    </style:style>
    <style:style style:name="P20" style:family="paragraph" style:parent-style-name="Text_20_body" style:list-style-name="L10">
      <style:text-properties style:font-name="Poppins Light"/>
    </style:style>
    <style:style style:name="P21" style:family="paragraph" style:parent-style-name="Text_20_body" style:list-style-name="L12">
      <style:text-properties style:font-name="Poppins Light"/>
    </style:style>
    <style:style style:name="P22" style:family="paragraph" style:parent-style-name="Text_20_body" style:list-style-name="L13">
      <style:text-properties style:font-name="Poppins Light"/>
    </style:style>
    <style:style style:name="T1" style:family="text">
      <style:text-properties style:font-name="Poppins Ligh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Introduction du Projet : Drones de Sécurité Incendie</text:h>
      <text:h text:style-name="P3" text:outline-level="3">Contexte et Vision</text:h>
      <text:p text:style-name="P10">La gestion des incendies et des situations d’urgence présente des défis majeurs :</text:p>
      <text:list xml:id="list1533057934" text:style-name="L1">
        <text:list-item>
          <text:p text:style-name="P11">Identifier rapidement les dangers dans des zones difficiles d’accès.</text:p>
        </text:list-item>
        <text:list-item>
          <text:p text:style-name="P11">Analyser les émissions toxiques pour protéger les équipes d’intervention.</text:p>
        </text:list-item>
        <text:list-item>
          <text:p text:style-name="P11">Sauver des vies humaines tout en minimisant les risques pour les secouristes.</text:p>
        </text:list-item>
      </text:list>
      <text:p text:style-name="P10">Les technologies actuelles montrent des limites : drones principalement utilisés pour la reconnaissance visuelle, sans analyse approfondie des risques environnementaux ou aide opérationnelle en temps réel.</text:p>
      <text:p text:style-name="P10">Notre projet vise à développer un drone intelligent capable de :</text:p>
      <text:list xml:id="list3559925289" text:style-name="L2">
        <text:list-item>
          <text:p text:style-name="P12">Identifier et analyser les dangers à partir de capteurs avancés.</text:p>
        </text:list-item>
        <text:list-item>
          <text:p text:style-name="P12">Émettre des recommandations adaptées aux secouristes (port de masque, équipements requis).</text:p>
        </text:list-item>
        <text:list-item>
          <text:p text:style-name="P12">Éviter les obstacles et s’adapter à des environnements extrêmes.</text:p>
        </text:list-item>
        <text:list-item>
          <text:p text:style-name="P12">Fournir une assistance dans des opérations complexes telles que la recherche de victimes ou la surveillance de zones à risques.</text:p>
        </text:list-item>
      </text:list>
      <text:p text:style-name="P1"/>
      <text:h text:style-name="P3" text:outline-level="3">Structuration du Projet : Deux Équipes Complémentaires</text:h>
      <text:h text:style-name="P4" text:outline-level="4">Équipe 1 : Chef de Projet IA et Software</text:h>
      <text:p text:style-name="Text_20_body"><text:span text:style-name="Strong_20_Emphasis"><text:span text:style-name="T1">Responsabilités</text:span></text:span><text:span text:style-name="T1"> :</text:span></text:p>
      <text:list xml:id="list2938549881" text:style-name="L3">
        <text:list-item>
          <text:p text:style-name="P13">Développement des algorithmes et modules logiciels.</text:p>
        </text:list-item>
        <text:list-item>
          <text:p text:style-name="P13">Intégration des modèles IA pour l’analyse des données et recommandations en temps réel.</text:p>
        </text:list-item>
        <text:list-item>
          <text:p text:style-name="P13">Conception de l’application mobile et des interfaces utilisateur.</text:p>
        </text:list-item>
        <text:list-item>
          <text:p text:style-name="P13">Gestion des données cloud et respect des normes RGPD.</text:p>
        </text:list-item>
      </text:list>
      <text:p text:style-name="Text_20_body"><text:span text:style-name="Strong_20_Emphasis"><text:span text:style-name="T1">Fonctionnalités et Backlogs</text:span></text:span><text:span text:style-name="T1"> :</text:span></text:p>
      <text:list xml:id="list2569657628" text:style-name="L4">
        <text:list-item>
          <text:p text:style-name="P6"><text:soft-page-break/><text:span text:style-name="Strong_20_Emphasis"><text:span text:style-name="T1">Détection et Analyse des Dangers</text:span></text:span><text:span text:style-name="T1"> :</text:span></text:p>
          <text:list>
            <text:list-item>
              <text:p text:style-name="P14">Implémenter des modèles de vision par ordinateur (YOLOv5, MediaPipe).</text:p>
            </text:list-item>
            <text:list-item>
              <text:p text:style-name="P14">Analyse thermique et détection de gaz toxiques.</text:p>
            </text:list-item>
            <text:list-item>
              <text:p text:style-name="P14">Génération de rapports automatiques en temps réel.</text:p>
            </text:list-item>
          </text:list>
        </text:list-item>
        <text:list-item>
          <text:p text:style-name="P6"><text:span text:style-name="Strong_20_Emphasis"><text:span text:style-name="T1">Recommandations IA</text:span></text:span><text:span text:style-name="T1"> :</text:span></text:p>
          <text:list>
            <text:list-item>
              <text:p text:style-name="P14">Notifications vocales pour les secouristes.</text:p>
            </text:list-item>
            <text:list-item>
              <text:p text:style-name="P14">Suggestions d’itinéraires sécurisés et d’équipements nécessaires.</text:p>
            </text:list-item>
          </text:list>
        </text:list-item>
        <text:list-item>
          <text:p text:style-name="P6"><text:span text:style-name="Strong_20_Emphasis"><text:span text:style-name="T1">Interface Utilisateur</text:span></text:span><text:span text:style-name="T1"> :</text:span></text:p>
          <text:list>
            <text:list-item>
              <text:p text:style-name="P14">Développement d’une application mobile pour contrôler le drone et consulter les données.</text:p>
            </text:list-item>
            <text:list-item>
              <text:p text:style-name="P14">Tableaux de bord interactifs pour les équipes de secours.</text:p>
            </text:list-item>
          </text:list>
        </text:list-item>
        <text:list-item>
          <text:p text:style-name="P6"><text:span text:style-name="Strong_20_Emphasis"><text:span text:style-name="T1">Cloud et Sécurité</text:span></text:span><text:span text:style-name="T1"> :</text:span></text:p>
          <text:list>
            <text:list-item>
              <text:p text:style-name="P14">Stockage des données vidéo et des analyses sur un cloud sécurisé.</text:p>
            </text:list-item>
            <text:list-item>
              <text:p text:style-name="P14">Mise en œuvre d’un chiffrement pour protéger les données sensibles.</text:p>
            </text:list-item>
          </text:list>
        </text:list-item>
      </text:list>
      <text:p text:style-name="Text_20_body"><text:span text:style-name="Strong_20_Emphasis"><text:span text:style-name="T1">Améliorations Futures</text:span></text:span><text:span text:style-name="T1"> :</text:span></text:p>
      <text:list xml:id="list1736221152" text:style-name="L5">
        <text:list-item>
          <text:p text:style-name="P15">Ajout d’une IA capable d’anticiper les comportements des incendies.</text:p>
        </text:list-item>
        <text:list-item>
          <text:p text:style-name="P15">Analyse posturale des secouristes pour prévenir les accidents.</text:p>
        </text:list-item>
        <text:list-item>
          <text:p text:style-name="P15">Intégration avec des systèmes tiers (API météo, systèmes de gestion de crise).</text:p>
        </text:list-item>
      </text:list>
      <text:p text:style-name="Text_20_body"><text:span text:style-name="Strong_20_Emphasis"><text:span text:style-name="T1">Suggestions et Recommandations</text:span></text:span><text:span text:style-name="T1"> :</text:span></text:p>
      <text:list xml:id="list2950748428" text:style-name="L6">
        <text:list-item>
          <text:p text:style-name="P16">Prioriser un MVP avec des fonctionnalités essentielles pour démontrer la valeur ajoutée.</text:p>
        </text:list-item>
        <text:list-item>
          <text:p text:style-name="P16">Tester les algorithmes en simulation avant le déploiement sur le terrain.</text:p>
        </text:list-item>
        <text:list-item>
          <text:p text:style-name="P16">Prévoir des itérations fréquentes basées sur les retours des utilisateurs.</text:p>
        </text:list-item>
      </text:list>
      <text:p text:style-name="P1"/>
      <text:h text:style-name="P4" text:outline-level="4"><text:soft-page-break/>Équipe 2 : Chef de Projet Hardware</text:h>
      <text:p text:style-name="Text_20_body"><text:span text:style-name="Strong_20_Emphasis"><text:span text:style-name="T1">Responsabilités</text:span></text:span><text:span text:style-name="T1"> :</text:span></text:p>
      <text:list xml:id="list257619484" text:style-name="L7">
        <text:list-item>
          <text:p text:style-name="P17">Conception et développement des systèmes embarqués du drone.</text:p>
        </text:list-item>
        <text:list-item>
          <text:p text:style-name="P17">Intégration des capteurs (thermiques, gaz, LiDAR).</text:p>
        </text:list-item>
        <text:list-item>
          <text:p text:style-name="P17">Optimisation de l’autonomie et de la robustesse matérielle.</text:p>
        </text:list-item>
        <text:list-item>
          <text:p text:style-name="P17">Validation des performances du drone dans des conditions réelles.</text:p>
        </text:list-item>
      </text:list>
      <text:p text:style-name="Text_20_body"><text:span text:style-name="Strong_20_Emphasis"><text:span text:style-name="T1">Fonctionnalités et Backlogs</text:span></text:span><text:span text:style-name="T1"> :</text:span></text:p>
      <text:list xml:id="list3334045608" text:style-name="L8">
        <text:list-item>
          <text:p text:style-name="P7"><text:span text:style-name="Strong_20_Emphasis"><text:span text:style-name="T1">Plateforme Drone</text:span></text:span><text:span text:style-name="T1"> :</text:span></text:p>
          <text:list>
            <text:list-item>
              <text:p text:style-name="P18">Intégration du PX4 Autopilot pour le contrôle.</text:p>
            </text:list-item>
            <text:list-item>
              <text:p text:style-name="P18">Capteurs de détection d’obstacles (LiDAR, ultrason).</text:p>
            </text:list-item>
            <text:list-item>
              <text:p text:style-name="P18">Stabilisation et résistance aux environnements difficiles (fumée, chaleur).</text:p>
            </text:list-item>
          </text:list>
        </text:list-item>
        <text:list-item>
          <text:p text:style-name="P7"><text:span text:style-name="Strong_20_Emphasis"><text:span text:style-name="T1">Éclairage Adaptatif</text:span></text:span><text:span text:style-name="T1"> :</text:span></text:p>
          <text:list>
            <text:list-item>
              <text:p text:style-name="P18">Développement de systèmes LED puissants et modulables.</text:p>
            </text:list-item>
            <text:list-item>
              <text:p text:style-name="P18">Ajustement automatique en fonction des conditions lumineuses.</text:p>
            </text:list-item>
          </text:list>
        </text:list-item>
        <text:list-item>
          <text:p text:style-name="P7"><text:span text:style-name="Strong_20_Emphasis"><text:span text:style-name="T1">Station de Recharge Automatique</text:span></text:span><text:span text:style-name="T1"> :</text:span></text:p>
          <text:list>
            <text:list-item>
              <text:p text:style-name="P18">Conception d’un système d’induction pour réduire la gestion manuelle.</text:p>
            </text:list-item>
            <text:list-item>
              <text:p text:style-name="P18">Capacité à retourner automatiquement à la base en cas de batterie faible.</text:p>
            </text:list-item>
          </text:list>
        </text:list-item>
        <text:list-item>
          <text:p text:style-name="P7"><text:span text:style-name="Strong_20_Emphasis"><text:span text:style-name="T1">Tests et Optimisations</text:span></text:span><text:span text:style-name="T1"> :</text:span></text:p>
          <text:list>
            <text:list-item>
              <text:p text:style-name="P18">Validation des performances en conditions simulées et réelles.</text:p>
            </text:list-item>
            <text:list-item>
              <text:p text:style-name="P18">Ajustements pour minimiser les nuisances sonores et augmenter la durée de vol.</text:p>
            </text:list-item>
          </text:list>
        </text:list-item>
      </text:list>
      <text:p text:style-name="Text_20_body"><text:span text:style-name="Strong_20_Emphasis"><text:span text:style-name="T1">Améliorations Futures</text:span></text:span><text:span text:style-name="T1"> :</text:span></text:p>
      <text:list xml:id="list1361916376" text:style-name="L9">
        <text:list-item>
          <text:p text:style-name="P19">Résistance accrue aux environnements marins et industriels.</text:p>
        </text:list-item>
        <text:list-item>
          <text:p text:style-name="P19">Intégration de batteries plus performantes et légères.</text:p>
        </text:list-item>
        <text:list-item>
          <text:p text:style-name="P19"><text:soft-page-break/>Modules interchangeables pour des applications variées (inspection, sauvetage, surveillance).</text:p>
        </text:list-item>
      </text:list>
      <text:p text:style-name="Text_20_body"><text:span text:style-name="Strong_20_Emphasis"><text:span text:style-name="T1">Suggestions et Recommandations</text:span></text:span><text:span text:style-name="T1"> :</text:span></text:p>
      <text:list xml:id="list1948247763" text:style-name="L10">
        <text:list-item>
          <text:p text:style-name="P20">Mettre en place une collaboration étroite avec l’équipe software pour synchroniser les livrables.</text:p>
        </text:list-item>
        <text:list-item>
          <text:p text:style-name="P20">Privilégier des tests dans des environnements contrôlés avant les déploiements en zone de crise.</text:p>
        </text:list-item>
        <text:list-item>
          <text:p text:style-name="P20">Documenter les contraintes techniques pour anticiper les évolutions matérielles nécessaires.</text:p>
        </text:list-item>
      </text:list>
      <text:p text:style-name="P1"/>
      <text:h text:style-name="P3" text:outline-level="3">Solutions Existantes et Analyse Concurrentielle</text:h>
      <text:h text:style-name="P4" text:outline-level="4">Principaux Acteurs :</text:h>
      <text:list xml:id="list2709862918" text:style-name="L11">
        <text:list-item>
          <text:p text:style-name="P8"><text:span text:style-name="Strong_20_Emphasis"><text:span text:style-name="T1">DJI Matrice 300 RTK</text:span></text:span><text:span text:style-name="T1"> : Drones robustes avec caméras thermiques, mais sans analyse avancée des émissions toxiques.</text:span></text:p>
        </text:list-item>
        <text:list-item>
          <text:p text:style-name="P8"><text:span text:style-name="Strong_20_Emphasis"><text:span text:style-name="T1">Parrot Anafi USA</text:span></text:span><text:span text:style-name="T1"> : Compact et performant pour la reconnaissance, mais limité en autonomie et en intelligence embarquée.</text:span></text:p>
        </text:list-item>
        <text:list-item>
          <text:p text:style-name="P8"><text:span text:style-name="Strong_20_Emphasis"><text:span text:style-name="T1">Skydio X2</text:span></text:span><text:span text:style-name="T1"> : Forte autonomie et capacités d’évitement d’obstacles, mais absence de modules spécifiques à la sécurité incendie.</text:span></text:p>
        </text:list-item>
      </text:list>
      <text:h text:style-name="P4" text:outline-level="4">Opportunités d’Amélioration :</text:h>
      <text:list xml:id="list2320258856" text:style-name="L12">
        <text:list-item>
          <text:p text:style-name="P21">Intégration de capteurs spécifiques aux environnements à risques (gaz, liquides inflammables).</text:p>
        </text:list-item>
        <text:list-item>
          <text:p text:style-name="P21">Modules IA pour recommandations adaptatives.</text:p>
        </text:list-item>
        <text:list-item>
          <text:p text:style-name="P21">Robustesse accrue pour résister à des conditions extrêmes.</text:p>
        </text:list-item>
      </text:list>
      <text:p text:style-name="P1"/>
      <text:h text:style-name="P3" text:outline-level="3">Roadmap Fonctionnelle (MVP)</text:h>
      <text:list xml:id="list318120037" text:style-name="L13">
        <text:list-item>
          <text:p text:style-name="P9"><text:span text:style-name="Strong_20_Emphasis"><text:span text:style-name="T1">Sprint 1 (Semaines 1-2)</text:span></text:span><text:span text:style-name="T1"> :</text:span></text:p>
          <text:list>
            <text:list-item>
              <text:p text:style-name="P22">Implémentation du suivi GPS et des capteurs de base (gaz, thermique).</text:p>
            </text:list-item>
            <text:list-item>
              <text:p text:style-name="P22"><text:soft-page-break/>Intégration d’un éclairage adaptatif.</text:p>
            </text:list-item>
          </text:list>
        </text:list-item>
        <text:list-item>
          <text:p text:style-name="P9"><text:span text:style-name="Strong_20_Emphasis"><text:span text:style-name="T1">Sprint 2 (Semaines 3-4)</text:span></text:span><text:span text:style-name="T1"> :</text:span></text:p>
          <text:list>
            <text:list-item>
              <text:p text:style-name="P22">Développement de l’analyse des émissions toxiques.</text:p>
            </text:list-item>
            <text:list-item>
              <text:p text:style-name="P22">Conception d’un module de guidage vocal.</text:p>
            </text:list-item>
          </text:list>
        </text:list-item>
        <text:list-item>
          <text:p text:style-name="P9"><text:span text:style-name="Strong_20_Emphasis"><text:span text:style-name="T1">Sprint 3 (Semaines 5-6)</text:span></text:span><text:span text:style-name="T1"> :</text:span></text:p>
          <text:list>
            <text:list-item>
              <text:p text:style-name="P22">Ajout de caméras thermiques et d’un système d’évitement d’obstacles.</text:p>
            </text:list-item>
            <text:list-item>
              <text:p text:style-name="P22">Tests sur des scénarios simulés (incendie en zone urbaine).</text:p>
            </text:list-item>
          </text:list>
        </text:list-item>
        <text:list-item>
          <text:p text:style-name="P9"><text:span text:style-name="Strong_20_Emphasis"><text:span text:style-name="T1">Sprint 4 (Semaines 7-8)</text:span></text:span><text:span text:style-name="T1"> :</text:span></text:p>
          <text:list>
            <text:list-item>
              <text:p text:style-name="P22">Intégration des recommandations adaptatives basées sur l’IA.</text:p>
            </text:list-item>
            <text:list-item>
              <text:p text:style-name="P22">Validation fonctionnelle avec des équipes de secours pilotes.</text:p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 Light" svg:font-family="'Poppins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21:54:56.288945769</meta:creation-date>
    <dc:date>2025-01-16T21:57:10.207768365</dc:date>
    <meta:editing-duration>PT41S</meta:editing-duration>
    <meta:editing-cycles>1</meta:editing-cycles>
    <meta:document-statistic meta:table-count="0" meta:image-count="0" meta:object-count="0" meta:page-count="5" meta:paragraph-count="91" meta:word-count="804" meta:character-count="5358" meta:non-whitespace-character-count="4716"/>
    <meta:generator>LibreOffice/7.3.7.2$Linux_X86_64 LibreOffice_project/30$Build-2</meta:generator>
  </office:meta>
</office:document-meta>
</file>